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questPathUtilsTests.testParseAndCache( String requestUri , String contextPath , String servletPath , String pathWithin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RequestPathUtilsTests.parseAnd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